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Calibri"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solid" svg:stroke-width="0.035cm" svg:stroke-color="#31538f" draw:stroke-linejoin="miter" draw:fill="solid" draw:fill-color="#f4b081" draw:textarea-vertical-align="top" draw:auto-grow-height="false" draw:fit-to-size="false" fo:min-height="2.033cm" fo:min-width="4.56cm" fo:padding-top="0.127cm" fo:padding-bottom="0.127cm" fo:padding-left="0.254cm" fo:padding-right="0.254cm" fo:wrap-option="wrap"/>
    </style:style>
    <style:style style:name="gr3" style:family="graphic" style:parent-style-name="standard">
      <style:graphic-properties draw:stroke="solid" svg:stroke-width="0.035cm" svg:stroke-color="#31538f" draw:stroke-linejoin="miter" draw:fill="solid" draw:fill-color="#ffffff" draw:textarea-vertical-align="middle" draw:auto-grow-height="false" draw:fit-to-size="false" fo:min-height="0.509cm" fo:min-width="6.673cm" fo:padding-top="0.127cm" fo:padding-bottom="0.127cm" fo:padding-left="0.254cm" fo:padding-right="0.254cm" fo:wrap-option="wrap"/>
    </style:style>
    <style:style style:name="gr4" style:family="graphic" style:parent-style-name="standard">
      <style:graphic-properties draw:stroke="solid" svg:stroke-width="0.035cm" svg:stroke-color="#31538f" draw:stroke-linejoin="miter" draw:fill="solid" draw:fill-color="#ddeaf6" draw:textarea-vertical-align="top" draw:auto-grow-height="false" draw:fit-to-size="false" fo:min-height="4.08cm" fo:min-width="6.185cm" fo:padding-top="0.127cm" fo:padding-bottom="0.127cm" fo:padding-left="0.254cm" fo:padding-right="0.254cm" fo:wrap-option="wrap"/>
    </style:style>
    <style:style style:name="gr5" style:family="graphic" style:parent-style-name="standard">
      <style:graphic-properties draw:stroke="solid" svg:stroke-width="0.035cm" svg:stroke-color="#31538f" draw:stroke-linejoin="miter" draw:fill="solid" draw:fill-color="#f4b081" draw:textarea-vertical-align="top" draw:auto-grow-height="false" draw:fit-to-size="false" fo:min-height="4.05cm" fo:min-width="4.788cm" fo:padding-top="0.127cm" fo:padding-bottom="0.127cm" fo:padding-left="0.254cm" fo:padding-right="0.254cm" fo:wrap-option="wrap"/>
    </style:style>
    <style:style style:name="gr6" style:family="graphic" style:parent-style-name="standard">
      <style:graphic-properties draw:stroke="solid" svg:stroke-width="0.035cm" svg:stroke-color="#31538f" draw:stroke-linejoin="miter" draw:fill="solid" draw:fill-color="#ffffff" draw:textarea-vertical-align="middle" draw:auto-grow-height="false" draw:fit-to-size="false" fo:min-height="0.417cm" fo:min-width="3.293cm" fo:padding-top="0.127cm" fo:padding-bottom="0.127cm" fo:padding-left="0.254cm" fo:padding-right="0.254cm" fo:wrap-option="wrap"/>
    </style:style>
    <style:style style:name="gr7" style:family="graphic" style:parent-style-name="standard">
      <style:graphic-properties draw:stroke="solid" svg:stroke-width="0.035cm" svg:stroke-color="#31538f" draw:stroke-linejoin="miter" draw:fill="solid" draw:fill-color="#ffffff" draw:textarea-vertical-align="top" draw:auto-grow-height="false" draw:fit-to-size="false" fo:min-height="0.297cm" fo:min-width="0cm" fo:padding-top="0.127cm" fo:padding-bottom="0.127cm" fo:padding-left="0.254cm" fo:padding-right="0.254cm" fo:wrap-option="wrap"/>
    </style:style>
    <style:style style:name="gr8" style:family="graphic" style:parent-style-name="standard">
      <style:graphic-properties draw:stroke="solid" svg:stroke-width="0.035cm" svg:stroke-color="#31538f" draw:stroke-linejoin="miter" draw:fill="solid" draw:fill-color="#ffffff" draw:textarea-vertical-align="middle" draw:auto-grow-height="false" draw:fit-to-size="false" fo:min-height="1.001cm" fo:min-width="3.293cm" fo:padding-top="0.127cm" fo:padding-bottom="0.127cm" fo:padding-left="0.254cm" fo:padding-right="0.254cm" fo:wrap-option="wrap"/>
    </style:style>
    <style:style style:name="gr9" style:family="graphic" style:parent-style-name="standard">
      <style:graphic-properties draw:stroke="solid" svg:stroke-width="0.035cm" svg:stroke-color="#31538f" draw:stroke-linejoin="miter" draw:fill="solid" draw:fill-color="#fee599" draw:textarea-vertical-align="middle" draw:auto-grow-height="false" draw:fit-to-size="false" fo:min-height="0.41cm" fo:min-width="4.065cm" fo:padding-top="0.127cm" fo:padding-bottom="0.127cm" fo:padding-left="0.254cm" fo:padding-right="0.254cm" fo:wrap-option="wrap"/>
    </style:style>
    <style:style style:name="gr10" style:family="graphic" style:parent-style-name="standard">
      <style:graphic-properties draw:stroke="solid" svg:stroke-width="0.035cm" svg:stroke-color="#31538f" draw:stroke-linejoin="miter" draw:fill="solid" draw:fill-color="#fee599" draw:textarea-vertical-align="middle" draw:auto-grow-height="false" draw:fit-to-size="false" fo:min-height="0.93cm" fo:min-width="4.128cm" fo:padding-top="0.127cm" fo:padding-bottom="0.127cm" fo:padding-left="0.254cm" fo:padding-right="0.254cm" fo:wrap-option="wrap"/>
    </style:style>
    <style:style style:name="gr11" style:family="graphic" style:parent-style-name="standard">
      <style:graphic-properties draw:stroke="solid" svg:stroke-width="0.026cm" svg:stroke-color="#ffffff" draw:stroke-linejoin="miter" draw:fill="none" draw:textarea-vertical-align="top" draw:auto-grow-height="false" draw:fit-to-size="false" fo:min-height="2.704cm" fo:min-width="0cm" fo:padding-top="0.127cm" fo:padding-bottom="0.127cm" fo:padding-left="0.254cm" fo:padding-right="0.254cm" fo:wrap-option="wrap"/>
    </style:style>
    <style:style style:name="gr12" style:family="graphic" style:parent-style-name="standard">
      <style:graphic-properties draw:stroke="solid" svg:stroke-width="0.035cm" svg:stroke-color="#31538f" draw:stroke-linejoin="miter" draw:fill="solid" draw:fill-color="#ffffff" draw:textarea-vertical-align="top" draw:auto-grow-height="false" draw:fit-to-size="false" fo:min-height="0.167cm" fo:min-width="0cm" fo:padding-top="0.127cm" fo:padding-bottom="0.127cm" fo:padding-left="0.254cm" fo:padding-right="0.254cm" fo:wrap-option="wrap"/>
    </style:style>
    <style:style style:name="gr13" style:family="graphic" style:parent-style-name="standard">
      <style:graphic-properties draw:stroke="solid" svg:stroke-width="0.035cm" svg:stroke-color="#31538f" draw:stroke-linejoin="miter" draw:fill="solid" draw:fill-color="#fee599" draw:textarea-vertical-align="middle" draw:auto-grow-height="false" draw:fit-to-size="false" fo:min-height="0.676cm" fo:min-width="4.065cm" fo:padding-top="0.127cm" fo:padding-bottom="0.127cm" fo:padding-left="0.254cm" fo:padding-right="0.254cm" fo:wrap-option="wrap"/>
    </style:style>
    <style:style style:name="gr14" style:family="graphic" style:parent-style-name="standard">
      <style:graphic-properties draw:stroke="solid" svg:stroke-width="0.035cm" svg:stroke-color="#31538f" draw:stroke-linejoin="miter" draw:fill="solid" draw:fill-color="#fee599" draw:textarea-vertical-align="middle" draw:auto-grow-height="false" draw:fit-to-size="false" fo:min-height="0.684cm" fo:min-width="4.128cm" fo:padding-top="0.127cm" fo:padding-bottom="0.127cm" fo:padding-left="0.254cm" fo:padding-right="0.254cm" fo:wrap-option="wrap"/>
    </style:style>
    <style:style style:name="gr15" style:family="graphic" style:parent-style-name="standard">
      <style:graphic-properties draw:stroke="solid" svg:stroke-width="0.035cm" svg:stroke-color="#31538f" draw:stroke-linejoin="miter" draw:fill="solid" draw:fill-color="#f4b081" draw:textarea-vertical-align="top" draw:auto-grow-height="false" draw:fit-to-size="false" fo:min-height="3.121cm" fo:min-width="4.56cm" fo:padding-top="0.127cm" fo:padding-bottom="0.127cm" fo:padding-left="0.254cm" fo:padding-right="0.254cm" fo:wrap-option="wrap"/>
    </style:style>
    <style:style style:name="gr16" style:family="graphic" style:parent-style-name="standard">
      <style:graphic-properties draw:stroke="solid" svg:stroke-width="0.035cm" svg:stroke-color="#31538f" draw:stroke-linejoin="miter" draw:fill="solid" draw:fill-color="#ffcc00" draw:textarea-vertical-align="middle" draw:auto-grow-height="false" draw:fit-to-size="false" fo:min-height="0.684cm" fo:min-width="3.955cm" fo:padding-top="0.127cm" fo:padding-bottom="0.127cm" fo:padding-left="0.254cm" fo:padding-right="0.254cm" fo:wrap-option="wrap"/>
    </style:style>
    <style:style style:name="gr17" style:family="graphic" style:parent-style-name="standard">
      <style:graphic-properties draw:stroke="solid" svg:stroke-width="0.035cm" svg:stroke-color="#31538f" draw:stroke-linejoin="miter" draw:fill="solid" draw:fill-color="#ffcc00" draw:textarea-vertical-align="middle" draw:auto-grow-height="false" draw:fit-to-size="false" fo:min-height="1.017cm" fo:min-width="4.007cm" fo:padding-top="0.127cm" fo:padding-bottom="0.127cm" fo:padding-left="0.254cm" fo:padding-right="0.254cm" fo:wrap-option="wrap"/>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co1" style:family="table-column">
      <style:table-column-properties style:column-width="23.846cm" style:use-optimal-column-width="false"/>
    </style:style>
    <style:style style:name="co2" style:family="table-column">
      <style:table-column-properties style:column-width="1.932cm" style:use-optimal-column-width="false"/>
    </style:style>
    <style:style style:name="ro1" style:family="table-row">
      <style:table-row-properties style:row-height="0.816cm"/>
    </style:style>
    <style:style style:name="ro2" style:family="table-row">
      <style:table-row-properties style:row-height="1.371cm"/>
    </style:style>
    <style:style style:name="ro3" style:family="table-row">
      <style:table-row-properties style:row-height="0cm"/>
    </style:style>
    <style:style style:name="ce1" style:family="table-cell">
      <style:paragraph-properties style:text-autospace="none"/>
      <style:text-properties fo:font-size="14pt" fo:font-weight="bold" style:font-size-asian="14pt" style:font-weight-asian="bold" style:font-size-complex="14pt" style:font-weight-complex="bold"/>
    </style:style>
    <style:style style:name="ce2" style:family="table-cell">
      <style:text-properties fo:font-size="14pt" style:font-size-asian="14pt" style:font-size-complex="14pt"/>
    </style:style>
    <style:style style:name="ce3" style:family="table-cell">
      <style:paragraph-properties style:text-autospace="none"/>
      <style:text-properties fo:font-size="14pt" style:font-size-asian="14pt" style:font-size-complex="14pt"/>
    </style:style>
    <style:style style:name="ce4" style:family="table-cell">
      <style:paragraph-properties fo:text-align="center" style:text-autospace="none"/>
      <style:text-properties fo:font-size="14pt" style:font-size-asian="14pt" style:font-size-complex="14pt"/>
    </style:style>
    <style:style style:name="P1" style:family="paragraph">
      <loext:graphic-properties draw:fill-color="#ffffff"/>
    </style:style>
    <style:style style:name="P2" style:family="paragraph">
      <style:paragraph-properties fo:text-align="start"/>
    </style:style>
    <style:style style:name="P3" style:family="paragraph">
      <style:paragraph-properties fo:margin-left="0cm" fo:margin-right="0cm" fo:margin-top="0cm" fo:margin-bottom="0cm" fo:line-height="100%" fo:text-align="center" fo:text-indent="0cm">
        <style:tab-stops>
          <style:tab-stop style:position="0cm"/>
        </style:tab-stops>
      </style:paragraph-properties>
    </style:style>
    <style:style style:name="P4" style:family="paragraph">
      <loext:graphic-properties draw:fill="solid" draw:fill-color="#f4b081"/>
      <style:paragraph-properties fo:margin-left="0cm" fo:margin-right="0cm" fo:margin-top="0cm" fo:margin-bottom="0cm" fo:line-height="100%" fo:text-align="center" fo:text-indent="0cm">
        <style:tab-stops>
          <style:tab-stop style:position="0cm"/>
        </style:tab-stops>
      </style:paragraph-properties>
      <style:text-properties fo:font-size="18pt"/>
    </style:style>
    <style:style style:name="P5" style:family="paragraph">
      <loext:graphic-properties draw:fill="solid" draw:fill-color="#ffffff"/>
      <style:paragraph-properties fo:margin-left="0cm" fo:margin-right="0cm" fo:margin-top="0cm" fo:margin-bottom="0cm" fo:line-height="100%" fo:text-align="center" fo:text-indent="0cm">
        <style:tab-stops>
          <style:tab-stop style:position="0cm"/>
        </style:tab-stops>
      </style:paragraph-properties>
      <style:text-properties fo:font-size="18pt"/>
    </style:style>
    <style:style style:name="P6" style:family="paragraph">
      <loext:graphic-properties draw:fill="solid" draw:fill-color="#ddeaf6"/>
      <style:paragraph-properties fo:margin-left="0cm" fo:margin-right="0cm" fo:margin-top="0cm" fo:margin-bottom="0cm" fo:line-height="100%" fo:text-align="center" fo:text-indent="0cm">
        <style:tab-stops>
          <style:tab-stop style:position="0cm"/>
        </style:tab-stops>
      </style:paragraph-properties>
      <style:text-properties fo:font-size="18pt"/>
    </style:style>
    <style:style style:name="P7" style:family="paragraph">
      <loext:graphic-properties draw:fill="solid" draw:fill-color="#ffffff"/>
      <style:paragraph-properties fo:text-align="start"/>
      <style:text-properties fo:font-size="18pt"/>
    </style:style>
    <style:style style:name="P8" style:family="paragraph">
      <loext:graphic-properties draw:fill="solid" draw:fill-color="#fee599"/>
      <style:paragraph-properties fo:margin-left="0cm" fo:margin-right="0cm" fo:margin-top="0cm" fo:margin-bottom="0cm" fo:line-height="100%" fo:text-align="center" fo:text-indent="0cm">
        <style:tab-stops>
          <style:tab-stop style:position="0cm"/>
        </style:tab-stops>
      </style:paragraph-properties>
      <style:text-properties fo:font-size="18pt"/>
    </style:style>
    <style:style style:name="P9" style:family="paragraph">
      <loext:graphic-properties draw:fill="none"/>
      <style:paragraph-properties fo:text-align="start"/>
      <style:text-properties fo:font-size="18pt"/>
    </style:style>
    <style:style style:name="P10" style:family="paragraph">
      <loext:graphic-properties draw:fill="solid" draw:fill-color="#ffcc00"/>
      <style:paragraph-properties fo:margin-left="0cm" fo:margin-right="0cm" fo:margin-top="0cm" fo:margin-bottom="0cm" fo:line-height="100%" fo:text-align="center" fo:text-indent="0cm">
        <style:tab-stops>
          <style:tab-stop style:position="0cm"/>
        </style:tab-stops>
      </style:paragraph-properties>
      <style:text-properties fo:font-size="18pt"/>
    </style:style>
    <style:style style:name="P11" style:family="paragraph">
      <style:paragraph-properties style:text-autospace="none"/>
    </style:style>
    <style:style style:name="P12" style:family="paragraph">
      <style:paragraph-properties fo:text-align="center" style:text-autospace="none"/>
    </style:style>
    <style:style style:name="P13" style:family="paragraph">
      <loext:graphic-properties draw:fill-color="#ffffff"/>
      <style:text-properties fo:font-size="20pt"/>
    </style:style>
    <style:style style:name="T1" style:family="text">
      <style:text-properties fo:font-variant="normal" fo:text-transform="none" fo:color="#171616"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2" style:family="text">
      <style:text-properties fo:font-variant="normal" fo:text-transform="none" style:use-window-font-color="true"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Calibri1" style:font-size-asian="12pt" style:font-style-asian="normal" style:font-weight-asian="normal" style:font-name-complex="Calibri1" style:font-size-complex="12pt" style:font-style-complex="normal" style:font-weight-complex="normal"/>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elcome</text:p>
          </draw:text-box>
        </draw:frame>
        <draw:frame presentation:style-name="pr2" draw:text-style-name="P1" draw:layer="layout" svg:width="25.199cm" svg:height="12.179cm" svg:x="1.4cm" svg:y="4.914cm" presentation:class="subtitle">
          <draw:text-box>
            <text:p>Tokyo Machine learning Gym</text:p>
            <text:p>Hackaton</text:p>
            <text:p/>
            <text:p>Todays Theme:</text:p>
            <text:p>Using convolution Neural Networks on a laptop</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General Notices</text:p>
          </draw:text-box>
        </draw:frame>
        <draw:frame presentation:style-name="pr4" draw:layer="layout" svg:width="25.199cm" svg:height="12.179cm" svg:x="1.4cm" svg:y="4.914cm" presentation:class="outline" presentation:user-transformed="true">
          <draw:text-box>
            <text:list text:style-name="L2">
              <text:list-item>
                <text:p>If you wish to exit early please contact me and then return your paper badge to the front desk and then take the elevator back down B1 and exit the building via the sign in desk on B1. </text:p>
              </text:list-item>
              <text:list-item>
                <text:p>Please avoid wandering around in the building we are under location restrictions and it may result in us being unable to host the event in the future.</text:p>
              </text:list-item>
              <text:list-item>
                <text:p>We also have limited rights to take pictures of this event. Please limit photography to this Meeting room(Zen) and especially avoid taking pictures of peoples work desks. </text:p>
              </text:list-item>
              <text:list-item>
                <text:p>Security is likely to remove you from the event if you wander out of zone and begins taking photos of sections of the office we are restricted from. </text:p>
              </text:list-item>
              <text:list-item>
                <text:p>We are limited to the Zen Meeting room, and the soft red booths in the hall and library at the end of the hall</text:p>
              </text:list-item>
              <text:list-item>
                <text:p>Please keep noise to a minimum, there are often bloomberg staff here on the weekends.. news in general doesn't stop… </text:p>
              </text:list-item>
              <text:list-item>
                <text:p>If a Bloomberg employee questions you please direct him to me, or one of the other Bloomberg staff present. </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1" draw:text-style-name="P2" draw:layer="layout" svg:width="25.199cm" svg:height="3.506cm" svg:x="1.4cm" svg:y="0.837cm" presentation:class="title" presentation:user-transformed="true">
          <draw:text-box>
            <text:p text:style-name="P2">Wifi Help<text:tab/></text:p>
          </draw:text-box>
        </draw:frame>
        <draw:frame presentation:style-name="pr4" draw:layer="layout" svg:width="25.199cm" svg:height="12.179cm" svg:x="1.4cm" svg:y="4.914cm" presentation:class="outline">
          <draw:text-box>
            <text:list text:style-name="L2">
              <text:list-item>
                <text:p>Each badge has a username and password </text:p>
              </text:list-item>
              <text:list-item>
                <text:p>Please connect to the “bguest”</text:p>
              </text:list-item>
              <text:list-item>
                <text:p>Point your browser to http:/1.1.1.1/login.html</text:p>
              </text:list-item>
              <text:list-item>
                <text:p>And enter the username and password. </text:p>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custom-shape draw:name="Shape 20" draw:style-name="gr2" draw:text-style-name="P4" draw:layer="layout" svg:width="5.067cm" svg:height="2.286cm" draw:transform="skewX (-0.0109955742875643) translate (12.022cm 15.434cm)">
          <text:p text:style-name="P3"><text:span text:style-name="T1">Ex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6" draw:style-name="gr3" draw:text-style-name="P5" draw:layer="layout" svg:width="7.18cm" svg:height="0.762cm" svg:x="10.908cm" svg:y="4.266cm">
          <text:p text:style-name="P3"><text:span text:style-name="T2">Introduction (thi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9" draw:style-name="gr4" draw:text-style-name="P6" draw:layer="layout" svg:width="6.692cm" svg:height="4.333cm" svg:x="7.166cm" svg:y="5.483cm">
          <text:p text:style-name="P3"><text:span text:style-name="T1">Onboarding </text:span><text:span text:style-name="T1">Stream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0" draw:style-name="gr5" draw:text-style-name="P4" draw:layer="layout" svg:width="5.295cm" svg:height="4.303cm" draw:transform="skewX (-0.0109955742875643) translate (15.294cm 5.513cm)">
          <text:p text:style-name="P3"><text:span text:style-name="T1">Advanced 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 draw:style-name="gr6" draw:text-style-name="P5" draw:layer="layout" svg:width="3.8cm" svg:height="0.67cm" svg:x="12.554cm" svg:y="16.034cm">
          <text:p text:style-name="P3"><text:span text:style-name="T2">Group pictu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5" draw:style-name="gr7" draw:text-style-name="P7" draw:layer="layout" svg:width="0.504cm" svg:height="0.677cm" svg:x="14.512cm" svg:y="21.622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8" draw:style-name="gr8" draw:text-style-name="P5" draw:layer="layout" svg:width="3.8cm" svg:height="1.254cm" svg:x="12.61cm" svg:y="18.204cm">
          <text:p text:style-name="P3"><text:span text:style-name="T2">After event Drin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9" draw:style-name="gr9" draw:text-style-name="P8" draw:layer="layout" svg:width="4.572cm" svg:height="0.663cm" svg:x="8.182cm" svg:y="6.288cm">
          <text:p text:style-name="P3"><text:span text:style-name="T1">Set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10" draw:text-style-name="P8" draw:layer="layout" svg:width="4.635cm" svg:height="1.183cm" svg:x="8.165cm" svg:y="7.109cm">
          <text:p text:style-name="P3"><text:span text:style-name="T1">Data </text:span><text:span text:style-name="T1">Analysis/Clearn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4" draw:style-name="gr11" draw:text-style-name="P9" draw:layer="layout" svg:width="0.487cm" svg:height="2.98cm" svg:x="12.214cm" svg:y="12.218cm">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draw:custom-shape draw:name="Shape 13" draw:style-name="gr12" draw:text-style-name="P7" draw:layer="layout" svg:width="0.505cm" svg:height="0.547cm" svg:x="10.685cm" svg:y="4.795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3" draw:style-name="gr12" draw:text-style-name="P7" draw:layer="layout" svg:width="0.505cm" svg:height="0.547cm" svg:x="17.785cm" svg:y="4.795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31" draw:style-name="gr13" draw:text-style-name="P8" draw:layer="layout" svg:width="4.572cm" svg:height="0.929cm" svg:x="8.182cm" svg:y="8.487cm">
          <text:p text:style-name="P3"><text:span text:style-name="T1">Modeling with </text:span><text:span text:style-name="T1">xgboo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14" draw:text-style-name="P8" draw:layer="layout" svg:width="4.635cm" svg:height="0.937cm" svg:x="15.802cm" svg:y="6.339cm">
          <text:p text:style-name="P3"><text:span text:style-name="T1">All in discu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14" draw:text-style-name="P8" draw:layer="layout" svg:width="4.635cm" svg:height="0.937cm" svg:x="15.802cm" svg:y="7.409cm">
          <text:p text:style-name="P3"><text:span text:style-name="T1">Divide into <text:s/>Group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31" draw:style-name="gr14" draw:text-style-name="P8" draw:layer="layout" svg:width="4.635cm" svg:height="0.937cm" svg:x="15.802cm" svg:y="8.479cm">
          <text:p text:style-name="P3"><text:span text:style-name="T1">Hack on ide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 draw:style-name="gr8" draw:text-style-name="P5" draw:layer="layout" svg:width="3.8cm" svg:height="1.254cm" svg:x="12.672cm" svg:y="10.146cm">
          <text:p text:style-name="P3"><text:span text:style-name="T2">Lunch</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gr12" draw:text-style-name="P7" draw:layer="layout" svg:width="0.505cm" svg:height="0.547cm" svg:x="12.385cm" svg:y="9.69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13" draw:style-name="gr12" draw:text-style-name="P7" draw:layer="layout" svg:width="0.505cm" svg:height="0.547cm" svg:x="16.285cm" svg:y="9.69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0" draw:style-name="gr15" draw:text-style-name="P4" draw:layer="layout" svg:width="5.067cm" svg:height="3.374cm" draw:transform="skewX (-0.0109955742875643) translate (12.038cm 11.798cm)">
          <text:p text:style-name="P3"><text:span text:style-name="T1">Combine Strea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gr12" draw:text-style-name="P7" draw:layer="layout" svg:width="0.505cm" svg:height="0.547cm" svg:x="14.385cm" svg:y="11.295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31" draw:style-name="gr16" draw:text-style-name="P10" draw:layer="layout" svg:width="4.462cm" svg:height="0.937cm" svg:x="12.402cm" svg:y="12.439cm">
          <text:p text:style-name="P3"><text:span text:style-name="T1">Hack on ide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3" draw:style-name="gr17" draw:text-style-name="P10" draw:layer="layout" svg:width="4.514cm" svg:height="1.27cm" svg:x="12.404cm" svg:y="13.53cm">
          <text:p text:style-name="P3"><text:span text:style-name="T2">Discuss </text:span><text:span text:style-name="T3">approach </text:span><text:span text:style-name="T2">results, challenge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gr12" draw:text-style-name="P7" draw:layer="layout" svg:width="0.505cm" svg:height="0.547cm" svg:x="14.285cm" svg:y="14.99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6" draw:style-name="gr6" draw:text-style-name="P5" draw:layer="layout" svg:width="3.8cm" svg:height="0.67cm" svg:x="12.554cm" svg:y="16.834cm">
          <text:p text:style-name="P3"><text:span text:style-name="T2">Clean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gr12" draw:text-style-name="P7" draw:layer="layout" svg:width="0.505cm" svg:height="0.547cm" svg:x="14.285cm" svg:y="17.803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Shape 20" draw:style-name="gr2" draw:text-style-name="P4" draw:layer="layout" svg:width="5.067cm" svg:height="2.286cm" draw:transform="skewX (-0.0109955742875643) translate (12.034cm 1.486cm)">
          <text:p text:style-name="P3"><text:span text:style-name="T1">En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 draw:style-name="gr6" draw:text-style-name="P5" draw:layer="layout" svg:width="3.8cm" svg:height="0.67cm" svg:x="12.666cm" svg:y="2.086cm">
          <text:p text:style-name="P3"><text:span text:style-name="T2">Meet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26" draw:style-name="gr6" draw:text-style-name="P5" draw:layer="layout" svg:width="3.8cm" svg:height="0.67cm" svg:x="12.666cm" svg:y="2.886cm">
          <text:p text:style-name="P3"><text:span text:style-name="T2">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hape 13" draw:style-name="gr12" draw:text-style-name="P7" draw:layer="layout" svg:width="0.505cm" svg:height="0.547cm" svg:x="14.385cm" svg:y="3.699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3.506cm" svg:x="1.217cm" svg:y="1.27cm" presentation:class="title" presentation:user-transformed="true">
          <draw:text-box>
            <text:p>Self-assessment</text:p>
          </draw:text-box>
        </draw:frame>
        <draw:frame draw:style-name="standard" draw:layer="layout" svg:width="25.777cm" svg:height="15.242cm" svg:x="1.4cm" svg:y="4.572cm" presentation:class="table" presentation:user-transformed="true">
          <table:table table:template-name="default" table:use-first-row-styles="true" table:use-last-column-styles="true" table:use-banding-rows-styles="true">
            <table:table-column table:style-name="co1"/>
            <table:table-column table:style-name="co2"/>
            <table:table-row table:style-name="ro1">
              <table:table-cell table:style-name="ce1">
                <text:p text:style-name="P11"><text:span text:style-name="T4">Environment</text:span></text:p>
              </table:table-cell>
              <table:table-cell table:style-name="ce2"/>
            </table:table-row>
            <table:table-row table:style-name="ro2">
              <table:table-cell table:style-name="ce3">
                <text:p text:style-name="P11"><text:span text:style-name="T5">1.Do you have a Machine Learning environment installed on your computer </text:span></text:p>
                <text:p text:style-name="P11"><text:span text:style-name="T5">(Python, R, Scikit-Learn?...)</text:span></text:p>
              </table:table-cell>
              <table:table-cell table:style-name="ce4">
                <text:p text:style-name="P12"><text:span text:style-name="T5">3</text:span></text:p>
              </table:table-cell>
            </table:table-row>
            <table:table-row table:style-name="ro3">
              <table:table-cell table:style-name="ce1">
                <text:p text:style-name="P11"><text:span text:style-name="T4">Exploratory Data Analysis</text:span></text:p>
              </table:table-cell>
              <table:table-cell table:style-name="ce4"/>
            </table:table-row>
            <table:table-row table:style-name="ro3">
              <table:table-cell table:style-name="ce1">
                <text:p text:style-name="P11"><text:span text:style-name="T5">1. Can you compute mean and variance of your data points' features?</text:span></text:p>
              </table:table-cell>
              <table:table-cell table:style-name="ce4">
                <text:p text:style-name="P12"><text:span text:style-name="T5">1</text:span></text:p>
              </table:table-cell>
            </table:table-row>
            <table:table-row table:style-name="ro3">
              <table:table-cell table:style-name="ce1">
                <text:p text:style-name="P11"><text:span text:style-name="T5">2. Can you perform Histograms?</text:span></text:p>
              </table:table-cell>
              <table:table-cell table:style-name="ce4">
                <text:p text:style-name="P12"><text:span text:style-name="T5">2</text:span></text:p>
              </table:table-cell>
            </table:table-row>
            <table:table-row table:style-name="ro3">
              <table:table-cell table:style-name="ce1">
                <text:p text:style-name="P11"><text:span text:style-name="T5">3. Can you you plot boxplots?</text:span></text:p>
              </table:table-cell>
              <table:table-cell table:style-name="ce4">
                <text:p text:style-name="P12"><text:span text:style-name="T5">2</text:span></text:p>
              </table:table-cell>
            </table:table-row>
            <table:table-row table:style-name="ro3">
              <table:table-cell table:style-name="ce1">
                <text:p text:style-name="P11"><text:span text:style-name="T5">4. Can you compute pivot tables?</text:span></text:p>
              </table:table-cell>
              <table:table-cell table:style-name="ce4">
                <text:p text:style-name="P12"><text:span text:style-name="T5">2</text:span></text:p>
              </table:table-cell>
            </table:table-row>
            <table:table-row table:style-name="ro3">
              <table:table-cell table:style-name="ce1">
                <text:p text:style-name="P11"><text:span text:style-name="T5">5. Can you compute quartiles?</text:span></text:p>
              </table:table-cell>
              <table:table-cell table:style-name="ce4">
                <text:p text:style-name="P12"><text:span text:style-name="T5">1</text:span></text:p>
              </table:table-cell>
            </table:table-row>
            <table:table-row table:style-name="ro3">
              <table:table-cell table:style-name="ce1">
                <text:p text:style-name="P11"><text:span text:style-name="T5">6. Can you segment your data?</text:span></text:p>
              </table:table-cell>
              <table:table-cell table:style-name="ce4">
                <text:p text:style-name="P12"><text:span text:style-name="T5">1</text:span></text:p>
              </table:table-cell>
            </table:table-row>
            <table:table-row table:style-name="ro3">
              <table:table-cell table:style-name="ce1">
                <text:p text:style-name="P11"><text:span text:style-name="T4">Cleaning up Data</text:span></text:p>
              </table:table-cell>
              <table:table-cell table:style-name="ce4"/>
            </table:table-row>
            <table:table-row table:style-name="ro1">
              <table:table-cell table:style-name="ce3">
                <text:p text:style-name="P11"><text:span text:style-name="T5">1. Can you handle missing data?</text:span></text:p>
              </table:table-cell>
              <table:table-cell table:style-name="ce4">
                <text:p text:style-name="P12"><text:span text:style-name="T5">1</text:span></text:p>
              </table:table-cell>
            </table:table-row>
            <table:table-row table:style-name="ro1">
              <table:table-cell table:style-name="ce3">
                <text:p text:style-name="P11"><text:span text:style-name="T5">2. Can you transform categorical data?</text:span></text:p>
              </table:table-cell>
              <table:table-cell table:style-name="ce4">
                <text:p text:style-name="P12"><text:span text:style-name="T5">3</text:span></text:p>
              </table:table-cell>
            </table:table-row>
            <table:table-row table:style-name="ro1">
              <table:table-cell table:style-name="ce3">
                <text:p text:style-name="P11"><text:span text:style-name="T5">3. Can you process outliers?</text:span></text:p>
              </table:table-cell>
              <table:table-cell table:style-name="ce4">
                <text:p text:style-name="P12"><text:span text:style-name="T5">2</text:span></text:p>
              </table:table-cell>
            </table:table-row>
            <table:table-row table:style-name="ro1">
              <table:table-cell table:style-name="ce1">
                <text:p text:style-name="P11"><text:span text:style-name="T4">Data Modelling</text:span></text:p>
              </table:table-cell>
              <table:table-cell table:style-name="ce4"/>
            </table:table-row>
            <table:table-row table:style-name="ro1">
              <table:table-cell table:style-name="ce3">
                <text:p text:style-name="P11"><text:span text:style-name="T5">1. Can you perform a regression on data with your computer?</text:span></text:p>
              </table:table-cell>
              <table:table-cell table:style-name="ce4">
                <text:p text:style-name="P12"><text:span text:style-name="T5">3</text:span></text:p>
              </table:table-cell>
            </table:table-row>
            <table:table-row table:style-name="ro1">
              <table:table-cell table:style-name="ce3">
                <text:p text:style-name="P11"><text:span text:style-name="T5">2. Can you perform a classification on data with your computer?</text:span></text:p>
              </table:table-cell>
              <table:table-cell table:style-name="ce4">
                <text:p text:style-name="P12"><text:span text:style-name="T5">3</text:span></text:p>
              </table:table-cell>
            </table:table-row>
            <table:table-row table:style-name="ro1">
              <table:table-cell table:style-name="ce3">
                <text:p text:style-name="P11"><text:span text:style-name="T5">3. Can you perform clustering with your computer?</text:span></text:p>
              </table:table-cell>
              <table:table-cell table:style-name="ce4">
                <text:p text:style-name="P12"><text:span text:style-name="T5">3</text:span></text:p>
              </table:table-cell>
            </table:table-row>
            <table:table-row table:style-name="ro1" table:default-cell-style-name="ce3">
              <table:table-cell>
                <text:p text:style-name="P11"><text:span text:style-name="T5">If you scored 15 or below you may want to join and learn more during the trainee session</text:span></text:p>
              </table:table-cell>
              <table:table-cell/>
            </table:table-row>
          </table:table>
          <draw:image xlink:href="Pictures/TablePreview1.svm" xlink:type="simple" xlink:show="embed" xlink:actuate="onLoad"/>
        </draw:frame>
        <presentation:notes draw:style-name="dp2">
          <draw:page-thumbnail draw:style-name="gr1" draw:layer="layout" svg:width="14.848cm" svg:height="11.136cm" svg:x="3.075cm" svg:y="2.257cm" draw:page-number="5" presentation:class="page"/>
          <draw:frame presentation:style-name="pr3" draw:text-style-name="P1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draw:text-box>
            <text:p>Final points</text:p>
          </draw:text-box>
        </draw:frame>
        <draw:frame presentation:style-name="pr4" draw:layer="layout" svg:width="25.199cm" svg:height="12.179cm" svg:x="1.4cm" svg:y="4.914cm" presentation:class="outline" presentation:user-transformed="true">
          <draw:text-box>
            <text:list text:style-name="L2">
              <text:list-item>
                <text:p><text:a xlink:href="https://www.facebook.com/groups/478128495715110/" xlink:type="simple">https://www.facebook.com/groups/478128495715110/</text:a></text:p>
              </text:list-item>
              <text:list-item>
                <text:p>tokyo-ml-gym.slack.com <text:s/></text:p>
              </text:list-item>
              <text:list-item>
                <text:p><text:a xlink:href="https://www.meetup.com/Tokyo-Machine-Learning-Gym/" xlink:type="simple">https://www.meetup.com/Tokyo-Machine-Learning-Gym/</text:a></text:p>
              </text:list-item>
              <text:list-item>
                <text:p><text:a xlink:href="https://github.com/ashleysmart/mlgym" xlink:type="simple">https://github.com/ashleysmart/mlgym</text:a></text:p>
              </text:list-item>
            </text:list>
          </draw:text-box>
        </draw:frame>
        <presentation:notes draw:style-name="dp2">
          <draw:page-thumbnail draw:style-name="gr1" draw:layer="layout" svg:width="14.848cm" svg:height="11.136cm" svg:x="3.075cm" svg:y="2.257cm" draw:page-number="6" presentation:class="page"/>
          <draw:frame presentation:style-name="pr3"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ce style:name="Calibri" svg:font-family="Calibri"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3-10T09:47:24.075331669</meta:creation-date>
    <dc:date>2017-04-01T09:32:42.827283871</dc:date>
    <meta:editing-duration>PT1H1M41S</meta:editing-duration>
    <meta:editing-cycles>29</meta:editing-cycles>
    <meta:generator>LibreOffice/5.1.6.2$Linux_X86_64 LibreOffice_project/10m0$Build-2</meta:generator>
    <meta:document-statistic meta:object-count="73"/>
  </office:meta>
</office:document-meta>
</file>